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b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16_07-30-06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10-16_08-29-20_000.jpg</text:p>
          </table:table-cell>
          <table:table-cell table:style-name="ce4" office:value-type="string">
            <text:p>:m RES 1*1 / free# JVEMV6 44#2.2_ /currency / programming / flowchart / BUSL_3 / no-10.3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16_08-29-55_000.jpg</text:p>
          </table:table-cell>
          <table:table-cell table:style-name="ce4" office:value-type="string">
            <text:p>:m RES 1*1 / free# JVEMV6 44#2.2_ /currency / programming / flowchart / BUSL_3 / no-10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8-10-16_09-36-26_000.jpg</text:p>
          </table:table-cell>
          <table:table-cell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8-10-16_14-17-44_000.jpg</text:p>
          </table:table-cell>
          <table:table-cell office:value-type="string">
            <text:p>:m 食べた物　間食 / ヨーグルト / 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10-16_14-34-17_000.jpg</text:p>
          </table:table-cell>
          <table:table-cell table:style-name="ce4" office:value-type="string">
            <text:p>:m :lets / action activity / やること / kb bk anim curren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0-16_14-35-59_000.jpg</text:p>
          </table:table-cell>
          <table:table-cell office:value-type="string">
            <text:p>:m 1-2*2 RES / 245 / 『相対性理論入門』　ランダウ、ジューコフ / p.260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0-16_14-36-35_000.jpg</text:p>
          </table:table-cell>
          <table:table-cell office:value-type="string">
            <text:p>:PHOTO 記録用 / @自室、机上 / 自然観察 / 定点観測 / イチョウの葉、表</text:p>
          </table:table-cell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10-16_14-36-49_000.jpg</text:p>
          </table:table-cell>
          <table:table-cell office:value-type="string">
            <text:p>:PHOTO 記録用 / @自室、机上 / 自然観察 / 定点観測 / イチョウの葉、裏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8-10-16_18-25-55_000.jpg</text:p>
          </table:table-cell>
          <table:table-cell table:style-name="Default" office:value-type="string">
            <text:p>:bookmemo / 読んだ本 / 『法華経入門』 / 著者=松原泰道</text:p>
          </table:table-cell>
          <table:table-cell table:number-columns-repeated="3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8-10-16_19-31-21_000.png</text:p>
          </table:table-cell>
          <table:table-cell office:value-type="string">
            <text:p>:m 読みたい本 / 『現代日本思想大系　６　キリスト教』 / 著者=</text:p>
          </table:table-cell>
          <table:table-cell table:number-columns-repeated="3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2018-10-16_19-34-06_000.png</text:p>
          </table:table-cell>
          <table:table-cell office:value-type="string">
            <text:p>:m 読みたい本 / 『韓国はなぜキリスト教国になったか』 / 著者=鈴木崇巨</text:p>
          </table:table-cell>
          <table:table-cell table:number-columns-repeated="3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2018-10-16_19-34-25_000.png</text:p>
          </table:table-cell>
          <table:table-cell office:value-type="string">
            <text:p>:m 読みたい本 / 『原理主義から世界の動きが見える』 / 著者=小原、中田、手島</text:p>
          </table:table-cell>
          <table:table-cell table:number-columns-repeated="3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2018-10-16_19-35-17_000.png</text:p>
          </table:table-cell>
          <table:table-cell office:value-type="string">
            <text:p>:m 読みたい本 / 『宗教と現代がわかる本　２００７』 / 著者=渡邉直樹、編集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8-10-16_20-00-43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8-10-16_21-33-16_000.png</text:p>
          </table:table-cell>
          <table:table-cell office:value-type="string">
            <text:p>:m 読みたい本 / 『キリスト教と戦争』 / 著者=石川明人</text:p>
          </table:table-cell>
          <table:table-cell table:number-columns-repeated="3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2018-10-16_21-34-21_000.png</text:p>
          </table:table-cell>
          <table:table-cell office:value-type="string">
            <text:p>:m 読みたい本 / 『仏教の冷たさとキリスト教の危うさ』 / 著者=ネルケ無方</text:p>
          </table:table-cell>
          <table:table-cell table:number-columns-repeated="3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2018-10-16_21-43-45_000.png</text:p>
          </table:table-cell>
          <table:table-cell office:value-type="string">
            <text:p>:m 読みたい本 / 『あなたを愛する愛－わかりやすいキリスト教案内－』 / 著者=本田弘慈</text:p>
          </table:table-cell>
          <table:table-cell table:number-columns-repeated="3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2018-10-16_21-47-45_000.png</text:p>
          </table:table-cell>
          <table:table-cell office:value-type="string">
            <text:p>:m 読みたい本 / 『羽仁もと子一巻選集　キリストを信ずるものの生活』 / 著者=羽仁もと子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8-10-16_22-18-40_000.pn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8-10-16_22-26-51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8-10-17_00-55-15_000.png</text:p>
          </table:table-cell>
          <table:table-cell office:value-type="string">
            <text:p>:m :PHOTO 寝た時刻 / 2018101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8-10-17_02-47-28_000.pn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2018-10-17_02-47-28_001.png</text:p>
          </table:table-cell>
          <table:table-cell table:style-name="ce4" office:value-type="string">
            <text:p>:m 読みたい本 / 検索 / 宮前図書館 / キリスト　なぜ</text:p>
          </table:table-cell>
          <table:table-cell table:number-columns-repeated="3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2018-10-17_02-47-28_002.png</text:p>
          </table:table-cell>
          <table:table-cell office:value-type="string">
            <text:p>:m 読みたい本 / 『明治文学全集　３９』 / 著者=内村鑑三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8-10-17_10-05-02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8" table:number-rows-repeated="5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3">
          <table:table-cell table:number-columns-repeated="6"/>
        </table:table-row>
        <table:table-row table:style-name="ro8">
          <table:table-cell table:number-columns-repeated="2"/>
          <table:table-cell table:style-name="ce4"/>
          <table:table-cell table:number-columns-repeated="3"/>
        </table:table-row>
        <table:table-row table:style-name="ro8">
          <table:table-cell table:number-columns-repeated="6"/>
        </table:table-row>
        <table:table-row table:style-name="ro8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7">
          <table:table-cell table:number-columns-repeated="6"/>
        </table:table-row>
        <table:table-row table:style-name="ro8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9">
          <table:table-cell table:number-columns-repeated="6"/>
        </table:table-row>
        <table:table-row table:style-name="ro8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4">
          <table:table-cell table:number-columns-repeated="6"/>
        </table:table-row>
        <table:table-row table:style-name="ro8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6">
          <table:table-cell table:number-columns-repeated="4"/>
          <table:table-cell table:style-name="Default"/>
          <table:table-cell/>
        </table:table-row>
        <table:table-row table:style-name="ro8" table:number-rows-repeated="7">
          <table:table-cell table:number-columns-repeated="4"/>
          <table:table-cell table:style-name="Default" table:number-columns-repeated="2"/>
        </table:table-row>
        <table:table-row table:style-name="ro8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ce5"/>
          <table:table-cell/>
          <table:table-cell table:style-name="Default" table:number-columns-repeated="2"/>
        </table:table-row>
        <table:table-row table:style-name="ro8" table:number-rows-repeated="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 office:value-type="float" office:value="15">
            <text:p>15</text:p>
          </table:table-cell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 office:value-type="float" office:value="27">
            <text:p>27</text:p>
          </table:table-cell>
          <table:table-cell/>
          <table:table-cell table:style-name="Default" table:number-columns-repeated="2"/>
        </table:table-row>
        <table:table-row table:style-name="ro8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27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27];&quot;-\*&quot;)" office:value-type="float" office:value="2">
            <text:p>2</text:p>
          </table:table-cell>
          <table:table-cell/>
          <table:table-cell table:style-name="Default" table:number-columns-repeated="2"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27])" office:value-type="float" office:value="26">
            <text:p>26</text:p>
          </table:table-cell>
          <table:table-cell/>
          <table:table-cell table:style-name="Default"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27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27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27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2018/10/17</text:date>, <text:time>10:5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17T10:56:57.12</dc:date>
    <dc:creator>iwabuchi ken</dc:creator>
    <meta:editing-duration>P5DT8H26M34S</meta:editing-duration>
    <meta:editing-cycles>1817</meta:editing-cycles>
    <meta:document-statistic meta:table-count="1" meta:cell-count="100" meta:object-count="0"/>
  </office:meta>
</office:document-meta>
</file>